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7306in"/>
    </style:style>
    <style:style style:name="Table1.C" style:family="table-column">
      <style:table-column-properties style:column-width="0.7069in"/>
    </style:style>
    <style:style style:name="Table1.D" style:family="table-column">
      <style:table-column-properties style:column-width="1.5243in"/>
    </style:style>
    <style:style style:name="Table1.E" style:family="table-column">
      <style:table-column-properties style:column-width="1.7257in"/>
    </style:style>
    <style:style style:name="Table1.F" style:family="table-column">
      <style:table-column-properties style:column-width="0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3d7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003d7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99d79" officeooo:paragraph-rsid="00099d7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1cd" officeooo:paragraph-rsid="000a8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a81cd" officeooo:paragraph-rsid="000a8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officeooo:rsid="000a81cd" officeooo:paragraph-rsid="000a81cd"/>
    </style:style>
    <style:style style:name="P5" style:family="paragraph" style:parent-style-name="Standard">
      <style:text-properties fo:font-weight="normal" officeooo:rsid="000a81cd" officeooo:paragraph-rsid="000a81cd" style:font-weight-asian="normal" style:font-weight-complex="normal"/>
    </style:style>
    <style:style style:name="P6" style:family="paragraph" style:parent-style-name="Standard">
      <style:text-properties fo:font-weight="normal" officeooo:rsid="000d4dc0" officeooo:paragraph-rsid="000d4dc0" style:font-weight-asian="normal" style:font-weight-complex="normal"/>
    </style:style>
    <style:style style:name="P7" style:family="paragraph" style:parent-style-name="Standard">
      <style:text-properties fo:font-weight="bold" officeooo:rsid="000d4dc0" officeooo:paragraph-rsid="000d4dc0" style:font-weight-asian="bold" style:font-weight-complex="bold"/>
    </style:style>
    <style:style style:name="P8" style:family="paragraph" style:parent-style-name="Standard">
      <style:text-properties fo:font-weight="bold" officeooo:rsid="000eea3a" officeooo:paragraph-rsid="000eea3a" style:font-weight-asian="bold" style:font-weight-complex="bold"/>
    </style:style>
    <style:style style:name="P9" style:family="paragraph" style:parent-style-name="Standard">
      <style:text-properties fo:font-weight="bold" officeooo:rsid="0010337c" officeooo:paragraph-rsid="0010337c" style:font-weight-asian="bold" style:font-weight-complex="bold"/>
    </style:style>
    <style:style style:name="P10" style:family="paragraph" style:parent-style-name="Standard">
      <style:text-properties fo:font-weight="bold" officeooo:rsid="00105b15" officeooo:paragraph-rsid="00105b1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3735c" officeooo:paragraph-rsid="0013735c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0a81cd" officeooo:paragraph-rsid="000a81cd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d4dc0" officeooo:paragraph-rsid="000d4dc0" style:font-weight-asian="normal" style:font-weight-complex="normal"/>
    </style:style>
    <style:style style:name="P14" style:family="paragraph" style:parent-style-name="Standard">
      <style:text-properties fo:font-weight="normal" officeooo:rsid="000d4dc0" officeooo:paragraph-rsid="000d4dc0" style:font-weight-asian="normal" style:font-weight-complex="normal"/>
    </style:style>
    <style:style style:name="P15" style:family="paragraph" style:parent-style-name="Standard">
      <style:text-properties fo:font-weight="normal" officeooo:rsid="000ea003" officeooo:paragraph-rsid="000ea003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0eea3a" officeooo:paragraph-rsid="000eea3a" style:font-weight-asian="normal" style:font-weight-complex="normal"/>
    </style:style>
    <style:style style:name="P17" style:family="paragraph" style:parent-style-name="Standard">
      <style:text-properties fo:font-weight="normal" officeooo:rsid="000eea3a" officeooo:paragraph-rsid="000eea3a" style:font-weight-asian="normal" style:font-weight-complex="normal"/>
    </style:style>
    <style:style style:name="P18" style:family="paragraph" style:parent-style-name="Standard">
      <style:text-properties fo:font-weight="normal" officeooo:rsid="0010337c" officeooo:paragraph-rsid="0010337c" style:font-weight-asian="normal" style:font-weight-complex="normal"/>
    </style:style>
    <style:style style:name="P19" style:family="paragraph" style:parent-style-name="Standard">
      <style:text-properties fo:font-weight="normal" officeooo:rsid="00105b15" officeooo:paragraph-rsid="00105b15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3735c" officeooo:paragraph-rsid="0013735c" style:font-weight-asian="normal" style:font-weight-complex="normal"/>
    </style:style>
    <style:style style:name="P21" style:family="paragraph" style:parent-style-name="Standard" style:list-style-name="L2">
      <style:text-properties fo:font-weight="bold" officeooo:rsid="000d4dc0" officeooo:paragraph-rsid="000d4dc0" style:font-weight-asian="bold" style:font-weight-complex="bold"/>
    </style:style>
    <style:style style:name="P22" style:family="paragraph" style:parent-style-name="Standard" style:list-style-name="L4">
      <style:text-properties fo:font-weight="bold" officeooo:rsid="0010337c" officeooo:paragraph-rsid="0010337c" style:font-weight-asian="bold" style:font-weight-complex="bold"/>
    </style:style>
    <style:style style:name="P23" style:family="paragraph" style:parent-style-name="Standard" style:list-style-name="L5">
      <style:text-properties fo:font-weight="bold" officeooo:rsid="0010337c" officeooo:paragraph-rsid="0010337c" style:font-weight-asian="bold" style:font-weight-complex="bold"/>
    </style:style>
    <style:style style:name="P24" style:family="paragraph" style:parent-style-name="Standard" style:list-style-name="L6">
      <style:text-properties fo:font-weight="bold" officeooo:rsid="00105b15" officeooo:paragraph-rsid="00105b15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3735c" officeooo:paragraph-rsid="0013735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5b09a" officeooo:paragraph-rsid="0015b09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71a53" officeooo:paragraph-rsid="00171a5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94b15" officeooo:paragraph-rsid="00194b15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b3be9" officeooo:paragraph-rsid="001b3be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d3aef" officeooo:paragraph-rsid="001d3ae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bda" style:font-weight-asian="normal" style:font-weight-complex="normal"/>
    </style:style>
    <style:style style:name="T4" style:family="text">
      <style:text-properties fo:font-weight="normal" officeooo:rsid="00175267" style:font-weight-asian="normal" style:font-weight-complex="normal"/>
    </style:style>
    <style:style style:name="T5" style:family="text">
      <style:text-properties fo:font-weight="normal" officeooo:rsid="001e1d72" style:font-weight-asian="normal" style:font-weight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fo:font-weight="normal" style:font-weight-asian="normal" style:font-weight-complex="normal"/>
    </style:style>
    <style:style style:name="T8" style:family="text">
      <style:text-properties officeooo:rsid="000e9bda"/>
    </style:style>
    <style:style style:name="T9" style:family="text">
      <style:text-properties officeooo:rsid="0010337c"/>
    </style:style>
    <style:style style:name="T10" style:family="text">
      <style:text-properties fo:color="#ce181e" fo:font-weight="normal" officeooo:rsid="0018a5c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bos terminados em EAR e IAR:</text:p>
      <text:p text:style-name="P4">IAR → são regulares, mas há exceções.</text:p>
      <text:p text:style-name="P4">EAR → são irregulares.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3">Presente Indicativo</text:p>
          </table:table-cell>
          <table:covered-table-cell/>
          <table:table-cell table:style-name="Table1.A1" table:number-columns-spanned="2" office:value-type="string">
            <text:p text:style-name="P3">Presente Subjuntivo</text:p>
          </table:table-cell>
          <table:covered-table-cell/>
          <table:table-cell table:style-name="Table1.E1" table:number-columns-spanned="2" office:value-type="string">
            <text:p text:style-name="P3">Imperativo Afirmativ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Eu</text:p>
          </table:table-cell>
          <table:table-cell table:style-name="Table1.B2" office:value-type="string">
            <text:p text:style-name="P2">passe<text:span text:style-name="T1">i</text:span>o</text:p>
          </table:table-cell>
          <table:table-cell table:style-name="Table1.A2" office:value-type="string">
            <text:p text:style-name="P2">Que eu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E2" table:number-columns-spanned="2" office:value-type="string">
            <text:p text:style-name="P2">Não há</text:p>
          </table:table-cell>
          <table:covered-table-cell/>
        </table:table-row>
        <table:table-row>
          <table:table-cell table:style-name="Table1.A2" office:value-type="string">
            <text:p text:style-name="P2">Tu</text:p>
          </table:table-cell>
          <table:table-cell table:style-name="Table1.B2" office:value-type="string">
            <text:p text:style-name="P2">passe<text:span text:style-name="T1">i</text:span>as</text:p>
          </table:table-cell>
          <table:table-cell table:style-name="Table1.A2" office:value-type="string">
            <text:p text:style-name="P2">Que tu</text:p>
          </table:table-cell>
          <table:table-cell table:style-name="Table1.B2" office:value-type="string">
            <text:p text:style-name="P2">passe<text:span text:style-name="T1">i</text:span>es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E2" office:value-type="string">
            <text:p text:style-name="P2">tu</text:p>
          </table:table-cell>
        </table:table-row>
        <table:table-row>
          <table:table-cell table:style-name="Table1.A2" office:value-type="string">
            <text:p text:style-name="P2">Ele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A2" office:value-type="string">
            <text:p text:style-name="P2">Que ele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B2" office:value-type="string">
            <text:p text:style-name="P2">Pesse<text:span text:style-name="T1">i</text:span>e</text:p>
          </table:table-cell>
          <table:table-cell table:style-name="Table1.E2" office:value-type="string">
            <text:p text:style-name="P2">ele</text:p>
          </table:table-cell>
        </table:table-row>
        <table:table-row>
          <table:table-cell table:style-name="Table1.A2" office:value-type="string">
            <text:p text:style-name="P2">Nós</text:p>
          </table:table-cell>
          <table:table-cell table:style-name="Table1.A2" office:value-type="string">
            <text:p text:style-name="P2">passeamos</text:p>
          </table:table-cell>
          <table:table-cell table:style-name="Table1.A2" office:value-type="string">
            <text:p text:style-name="P2">Que nós</text:p>
          </table:table-cell>
          <table:table-cell table:style-name="Table1.A2" office:value-type="string">
            <text:p text:style-name="P2">passeemos</text:p>
          </table:table-cell>
          <table:table-cell table:style-name="Table1.A2" office:value-type="string">
            <text:p text:style-name="P2">Passeemos</text:p>
          </table:table-cell>
          <table:table-cell table:style-name="Table1.E2" office:value-type="string">
            <text:p text:style-name="P2">nós</text:p>
          </table:table-cell>
        </table:table-row>
        <table:table-row>
          <table:table-cell table:style-name="Table1.A2" office:value-type="string">
            <text:p text:style-name="P2">Vós</text:p>
          </table:table-cell>
          <table:table-cell table:style-name="Table1.B2" office:value-type="string">
            <text:p text:style-name="P2">passea<text:span text:style-name="T1">i</text:span>s</text:p>
          </table:table-cell>
          <table:table-cell table:style-name="Table1.A2" office:value-type="string">
            <text:p text:style-name="P2">Que vós</text:p>
          </table:table-cell>
          <table:table-cell table:style-name="Table1.B2" office:value-type="string">
            <text:p text:style-name="P2">passee<text:span text:style-name="T1">i</text:span>s</text:p>
          </table:table-cell>
          <table:table-cell table:style-name="Table1.B2" office:value-type="string">
            <text:p text:style-name="P2">Passea<text:span text:style-name="T1">i</text:span></text:p>
          </table:table-cell>
          <table:table-cell table:style-name="Table1.E2" office:value-type="string">
            <text:p text:style-name="P2">vós</text:p>
          </table:table-cell>
        </table:table-row>
        <table:table-row>
          <table:table-cell table:style-name="Table1.A2" office:value-type="string">
            <text:p text:style-name="P2">Eles</text:p>
          </table:table-cell>
          <table:table-cell table:style-name="Table1.B2" office:value-type="string">
            <text:p text:style-name="P2">passe<text:span text:style-name="T1">i</text:span>am</text:p>
          </table:table-cell>
          <table:table-cell table:style-name="Table1.A2" office:value-type="string">
            <text:p text:style-name="P2">Que eles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E2" office:value-type="string">
            <text:p text:style-name="P2">eles</text:p>
          </table:table-cell>
        </table:table-row>
      </table:table>
      <text:p text:style-name="P4"/>
      <text:p text:style-name="P4">A conjugação do verbo <text:span text:style-name="T1">passear</text:span><text:span text:style-name="T2">, nos casos acima em que ocorre o I, são seguidas pelos verbos MARIO:</text:span></text:p>
      <text:list xml:id="list920371815" text:style-name="L1">
        <text:list-item>
          <text:p text:style-name="P12">mediar;</text:p>
        </text:list-item>
        <text:list-item>
          <text:p text:style-name="P12">ansiar;</text:p>
        </text:list-item>
        <text:list-item>
          <text:p text:style-name="P12">remediar;</text:p>
        </text:list-item>
        <text:list-item>
          <text:p text:style-name="P12">incendiar/intermediar;</text:p>
        </text:list-item>
        <text:list-item>
          <text:p text:style-name="P12">odiar.</text:p>
        </text:list-item>
      </text:list>
      <text:p text:style-name="P5"/>
      <text:p text:style-name="P6">Conjugam-se como o verbo <text:span text:style-name="T1">ter</text:span>: deter, entreter, manter, obter, reter, abster, conter, ater, suster.</text:p>
      <text:p text:style-name="P6"/>
      <text:p text:style-name="P7">Abater<text:span text:style-name="T2"> não segue a conjugação do verbo </text:span>ter<text:span text:style-name="T2">, </text:span><text:span text:style-name="T3">mas sim a do verbo </text:span><text:span text:style-name="T8">beber</text:span><text:span text:style-name="T2">!</text:span></text:p>
      <text:list xml:id="list651926854" text:style-name="L2">
        <text:list-item>
          <text:p text:style-name="P21"><text:span text:style-name="T2">Errado → </text:span><text:span text:style-name="T7">abativesse</text:span><text:span text:style-name="T2">;</text:span></text:p>
        </text:list-item>
        <text:list-item>
          <text:p text:style-name="P13">Certo → abatesse.</text:p>
        </text:list-item>
      </text:list>
      <text:p text:style-name="P6"/>
      <text:p text:style-name="P15">Eu: requeiro, requeri, requeria, requerera, requererei, requereria, requeira, requeresse, requerer, requer(e), não requeiras, requerer.</text:p>
      <text:p text:style-name="P15"/>
      <text:p text:style-name="P8">Ambos <text:span text:style-name="T9">particípios </text:span>são corretos<text:span text:style-name="T2">:</text:span></text:p>
      <text:list xml:id="list287927433" text:style-name="L3">
        <text:list-item>
          <text:p text:style-name="P16">afligido, aflito;</text:p>
        </text:list-item>
        <text:list-item>
          <text:p text:style-name="P16">assentado, assento;</text:p>
        </text:list-item>
        <text:list-item>
          <text:p text:style-name="P16">entregado, entregue;</text:p>
        </text:list-item>
        <text:list-item>
          <text:p text:style-name="P16">expressado, expresso;</text:p>
        </text:list-item>
        <text:list-item>
          <text:p text:style-name="P16">extinguido, extinto;</text:p>
        </text:list-item>
        <text:list-item>
          <text:p text:style-name="P16">submetido, <text:s/>submisso;</text:p>
        </text:list-item>
        <text:list-item>
          <text:p text:style-name="P16">imprimido, impresso.</text:p>
        </text:list-item>
      </text:list>
      <text:p text:style-name="P17"/>
      <text:p text:style-name="P9"><text:span text:style-name="T2">Particípios regulares (terminados em -do) são usados com o verbo </text:span>ter/haver<text:span text:style-name="T2">:</text:span></text:p>
      <text:list xml:id="list3505981097" text:style-name="L4">
        <text:list-item>
          <text:p text:style-name="P22">Tenho<text:span text:style-name="T2"> </text:span>pagado<text:span text:style-name="T2"> minhas dívidas.</text:span></text:p>
        </text:list-item>
        <text:list-item>
          <text:p text:style-name="P22"><text:span text:style-name="T2">Nunca </text:span>havia aceitado<text:span text:style-name="T2"> bem críticas.</text:span></text:p>
        </text:list-item>
      </text:list>
      <text:p text:style-name="P18"/>
      <text:p text:style-name="P9"><text:span text:style-name="T2">Particípios irregulares são usados com os verbos </text:span>ser/estar<text:span text:style-name="T2">:</text:span></text:p>
      <text:list xml:id="list883874009" text:style-name="L5">
        <text:list-item>
          <text:p text:style-name="P23"><text:span text:style-name="T2">O boleto </text:span>foi pago<text:span text:style-name="T2"> em dia.</text:span></text:p>
        </text:list-item>
        <text:list-item>
          <text:p text:style-name="P23">Estive suspenso<text:span text:style-name="T2"> do trabalho.</text:span></text:p>
        </text:list-item>
      </text:list>
      <text:p text:style-name="P18"/>
      <text:p text:style-name="P10">Atenção para não misturar!</text:p>
      <text:list xml:id="list948320641" text:style-name="L6">
        <text:list-item>
          <text:p text:style-name="P24"><text:soft-page-break/><text:span text:style-name="T2">Errado → </text:span>Tenho <text:span text:style-name="T6">impresso</text:span><text:span text:style-name="T2"> meus cursos em PDF.</text:span></text:p>
        </text:list-item>
        <text:list-item>
          <text:p text:style-name="P24"><text:span text:style-name="T2">Certo → </text:span>Tenho imprimido<text:span text:style-name="T2"> meus cursos em PDF.</text:span></text:p>
        </text:list-item>
        <text:list-item>
          <text:p text:style-name="P24"><text:span text:style-name="T2">Errado → Meu cigarro </text:span>foi <text:span text:style-name="T6">acendido</text:span><text:span text:style-name="T2">.</text:span></text:p>
        </text:list-item>
        <text:list-item>
          <text:p text:style-name="P24"><text:span text:style-name="T2">Certo → Meu cigarro </text:span>foi acesso<text:span text:style-name="T2">.</text:span></text:p>
        </text:list-item>
      </text:list>
      <text:p text:style-name="P19"/>
      <text:p text:style-name="P11"><text:span text:style-name="T2">Se pude</text:span>SSE<text:span text:style-name="T2">, fa</text:span>RIA<text:span text:style-name="T2">.</text:span></text:p>
      <text:p text:style-name="P20"/>
      <text:p text:style-name="P11"><text:span text:style-name="T2">Se eu pud</text:span>ER<text:span text:style-name="T2">, fa</text:span>REI<text:span text:style-name="T2">.</text:span></text:p>
      <text:p text:style-name="P11"><text:span text:style-name="T2"/></text:p>
      <text:p text:style-name="P26">Voz ativa<text:span text:style-name="T2">: O desafiante derrotou o campeão.</text:span></text:p>
      <text:p text:style-name="P26">Voz passiva analítica<text:span text:style-name="T2">: O campeão foi derrotado pelo desafiante.</text:span></text:p>
      <text:p text:style-name="P26">Voz passiva sintética<text:span text:style-name="T2">: Derrotou-se o campeão. </text:span><text:span text:style-name="T10">[VTD+se]</text:span></text:p>
      <text:p text:style-name="P26"><text:span text:style-name="T2"/></text:p>
      <text:p text:style-name="P27"><text:span text:style-name="T2">A </text:span><text:span text:style-name="T4">transposição para a </text:span><text:span text:style-name="T2">voz passiva </text:span>sintética<text:span text:style-name="T2"> só será possível com </text:span>VTD<text:span text:style-name="T2">.</text:span></text:p>
      <text:p text:style-name="P27"><text:span text:style-name="T2"/></text:p>
      <text:p text:style-name="P28"><text:span text:style-name="T2">VTI+se → estrutrura do sujeito indeterminado.</text:span></text:p>
      <text:p text:style-name="P29"><text:span text:style-name="T2">VI+se → também será sujeito indeterminado.</text:span></text:p>
      <text:p text:style-name="P29"><text:span text:style-name="T2"/></text:p>
      <text:p text:style-name="P30"><text:span text:style-name="T2">Para não confudir com a voz reflexiva, substituir o “se” por “a si mesmo”. Se mantiver a coerência, então será voz reflexiva, </text:span><text:span text:style-name="T5">e não particula de indeterminação do sujeito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9d79" officeooo:paragraph-rsid="00099d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Emprego das classes (II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25:10.086000000</meta:creation-date>
    <dc:date>2018-04-24T16:34:12.349000000</dc:date>
    <meta:editing-duration>PT8H58M28S</meta:editing-duration>
    <meta:editing-cycles>17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81" meta:word-count="335" meta:character-count="2024" meta:non-whitespace-character-count="1790"/>
  </office:meta>
</office:document-meta>
</file>